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1" officeooo:rsid="00009c8d" officeooo:paragraph-rsid="00009c8d"/>
    </style:style>
    <style:style style:name="P2" style:family="paragraph" style:parent-style-name="Standard">
      <style:text-properties style:font-name="Calibri Light" fo:font-size="20pt" officeooo:rsid="00050851" officeooo:paragraph-rsid="00050851" style:font-size-asian="20pt" style:font-size-complex="20pt"/>
    </style:style>
    <style:style style:name="P3" style:family="paragraph" style:parent-style-name="Standard">
      <style:text-properties style:font-name="Calibri Light1" fo:font-size="30pt" officeooo:rsid="000a7f99" officeooo:paragraph-rsid="000a7f99" style:font-size-asian="30pt" style:font-size-complex="30pt"/>
    </style:style>
    <style:style style:name="P4" style:family="paragraph" style:parent-style-name="Standard">
      <style:text-properties style:font-name="Calibri" fo:font-size="14pt" officeooo:rsid="0005e745" officeooo:paragraph-rsid="000a7f99" style:font-size-asian="14pt" style:font-size-complex="14pt"/>
    </style:style>
    <style:style style:name="P5" style:family="paragraph" style:parent-style-name="Standard">
      <style:text-properties style:font-name="Calibri" fo:font-size="14pt" officeooo:rsid="000a7f99" officeooo:paragraph-rsid="000a7f99" style:font-size-asian="14pt" style:font-size-complex="14pt"/>
    </style:style>
    <style:style style:name="P6" style:family="paragraph" style:parent-style-name="Standard">
      <style:text-properties style:font-name="Calibri" fo:font-size="14pt" officeooo:rsid="00029eef" officeooo:paragraph-rsid="00050851" style:font-size-asian="14pt" style:font-size-complex="14pt"/>
    </style:style>
    <style:style style:name="P7" style:family="paragraph" style:parent-style-name="Standard">
      <style:text-properties style:font-name="Calibri" fo:font-size="14pt" officeooo:rsid="00029eef" officeooo:paragraph-rsid="000a7f99" style:font-size-asian="14pt" style:font-size-complex="14pt"/>
    </style:style>
    <style:style style:name="P8" style:family="paragraph" style:parent-style-name="Standard">
      <style:text-properties style:font-name="Calibri Light" fo:font-size="20pt" officeooo:rsid="000a7f99" officeooo:paragraph-rsid="000a7f99" style:font-size-asian="20pt" style:font-size-complex="20pt"/>
    </style:style>
    <style:style style:name="T1" style:family="text">
      <style:text-properties officeooo:rsid="000bc3e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ppgift <text:s/>- WebDeploy</text:p>
      <text:p text:style-name="P1"/>
      <text:p text:style-name="P2"/>
      <text:p text:style-name="P8">System info</text:p>
      <text:p text:style-name="P6"/>
      <text:p text:style-name="P5">Gör en <text:span text:style-name="T1">endpoint (c</text:span>ontroller med <text:span text:style-name="T1">en </text:span>actionmetod<text:span text:style-name="T1">)</text:span> som returnerar följande information:</text:p>
      <text:p text:style-name="P5"/>
      <text:p text:style-name="P5">- Är det utvecklingsmiljö? (true/false)</text:p>
      <text:p text:style-name="P5">- Är det produktionsmiljö? (true/false)</text:p>
      <text:p text:style-name="P5">- Sökväg till projektets rot</text:p>
      <text:p text:style-name="P5">- Applikationens namn</text:p>
      <text:p text:style-name="P5">- Vilken miljö? (Development, Production)</text:p>
      <text:p text:style-name="P5">- Sökväg till wwwroot </text:p>
      <text:p text:style-name="P5"/>
      <text:p text:style-name="P5">Testa lokalt. </text:p>
      <text:p text:style-name="P5">Publicera.</text:p>
      <text:p text:style-name="P5">Jämför värden med hur de ser ut på produktion.</text:p>
      <text:p text:style-name="P5"/>
      <text:p text:style-name="P8">Använd appsettings för konfigurering</text:p>
      <text:p text:style-name="P7"/>
      <text:p text:style-name="P5">Kommer snart..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58:24.086000000</meta:creation-date>
    <dc:date>2017-12-13T08:17:30.004000000</dc:date>
    <meta:editing-duration>PT1H3M50S</meta:editing-duration>
    <meta:editing-cycles>12</meta:editing-cycles>
    <meta:generator>LibreOffice/5.3.3.2$Windows_X86_64 LibreOffice_project/3d9a8b4b4e538a85e0782bd6c2d430bafe583448</meta:generator>
    <meta:document-statistic meta:table-count="0" meta:image-count="0" meta:object-count="0" meta:page-count="1" meta:paragraph-count="14" meta:word-count="61" meta:character-count="426" meta:non-whitespace-character-count="376"/>
  </office:meta>
</office:document-meta>
</file>